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text-properties officeooo:rsid="001c636d" officeooo:paragraph-rsid="001c636d"/>
    </style:style>
    <style:style style:name="P2" style:family="paragraph" style:parent-style-name="Standard">
      <style:text-properties officeooo:rsid="00202d74" officeooo:paragraph-rsid="00202d74"/>
    </style:style>
    <style:style style:name="T1" style:family="text">
      <style:text-properties officeooo:rsid="001f0c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novations to focus on: linux/<text:span text:style-name="T1">GNU</text:span>, apache. Do case study: how it arose and what problem it solved. Possible evidence <text:span text:style-name="T1">of innovation</text:span>, 100,000,000s used it</text:p>
      <text:p text:style-name="P1"/>
      <text:p text:style-name="P1">Why is open source software better for developers?</text:p>
      <text:p text:style-name="P1"/>
      <text:p text:style-name="P1">Open source is better cus it's cheaper: computers would be ~100 less w/o windows</text:p>
      <text:p text:style-name="P1"/>
      <text:p text:style-name="P1">Disarm critics: show that people DO use open source, and the reason that fewer use it is that no one is used to it</text:p>
      <text:p text:style-name="P1"/>
      <text:p text:style-name="P2">Find out about distributed development...talk about how it's essential to open source and is more likely to happen with open source 128</text:p>
      <text:p text:style-name="P2"/>
      <text:p text:style-name="P2">130 mission-critical, stuff about apache underneath</text:p>
      <text:p text:style-name="P2"/>
      <text:p text:style-name="P2">cite thomas kune</text:p>
      <text:p text:style-name="P2"/>
      <text:p text:style-name="P2">255 open source google and linux</text:p>
      <text:p text:style-name="P2"/>
      <text:p text:style-name="P2">everyone who uses basically anything uses open source softwa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8T16:04:41.593863335</meta:creation-date>
    <dc:date>2014-10-19T10:44:16.313604308</dc:date>
    <meta:editing-duration>PT13H38M1S</meta:editing-duration>
    <meta:editing-cycles>1</meta:editing-cycles>
    <meta:document-statistic meta:table-count="0" meta:image-count="0" meta:object-count="0" meta:page-count="1" meta:paragraph-count="9" meta:word-count="116" meta:character-count="693" meta:non-whitespace-character-count="586"/>
    <meta:generator>LibreOffice/4.3.2.2.0$Linux_X86_64 LibreOffice_project/430m0$Build-2</meta:generator>
  </office:meta>
</office:document-meta>
</file>